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lists terrain</text:p>
      <text:p text:style-name="P1"/>
      <text:p text:style-name="P1">Administrateur (web)</text:p>
      <text:p text:style-name="P1">- Statuts/compteurs dashboard cohérents (planifiées/en cours/terminées, présences/retards) et widgets alignés.</text:p>
      <text:p text:style-name="P1">- Interventions : créer ponctuelle avec camion (Drissa/Cissé/Samassa), agents, horaires ; éditer ; visualiser (agents &amp; pointages, observation éditeur riche, slider photos) ; dupliquer ; annuler ; filtres site/date/agent/statut/type ; pagination.</text:p>
      <text:p text:style-name="P1">- Photos : upload multi compressé, affichage slider après refresh, pas d’erreur 413.</text:p>
      <text:p text:style-name="P1">- Rôles/droits : ADMIN voit tout.</text:p>
      <text:p text:style-name="P1">- Absences : demande/validation/refus, historique motifs, filtres site/agent/date, impact planning.</text:p>
      <text:p text:style-name="P1">- Notifications : envoi ciblé et global, réception web/mobile, marquer lu/tout lu.</text:p>
      <text:p text:style-name="P1">- Rapports : génération période/site/agent, export CSV/PDF, agrégats cohérents.</text:p>
      <text:p text:style-name="P1">- Paramètres : formats FR, fuseau, limites upload, rôles/droits, appliquer aux nouvelles interventions.</text:p>
      <text:p text:style-name="P1">- Audit : journal création/modification/suppression (sites, interventions, utilisateurs, absences), filtres par utilisateur/ressource/date, horodatage FR.</text:p>
      <text:p text:style-name="P1"/>
      <text:p text:style-name="P1">Superviseur (web)</text:p>
      <text:p text:style-name="P1">- Visibilité limitée aux sites supervisés (interventions, données dashboard).</text:p>
      <text:p text:style-name="P1">- Visualisation intervention : statut, horaires, agents, camions, observation, photos slider, Agents &amp; pointages (arrivée/début/fin) cohérents avec admin.</text:p>
      <text:p text:style-name="P1">- Actions : observation/photos éditables si terminée/non effectuée/annulée ; boutons démarrer/terminer désactivés selon statut ; démarrer en cours/terminer en fin OK.</text:p>
      <text:p text:style-name="P1">- Filtres site/date/statut, rafraîchissement temps réel.</text:p>
      <text:p text:style-name="P1">- Absences : affichage/validation si autorisé, historique motifs.</text:p>
      <text:p text:style-name="P1">- Notifications : réception ciblée, marquer lu/tout lu.</text:p>
      <text:p text:style-name="P1">- Rapports : limité aux sites/agents supervisés ; exports si disponibles.</text:p>
      <text:p text:style-name="P1">- Paramètres : respect des restrictions de rôle ; formats horaires FR.</text:p>
      <text:p text:style-name="P1">- Audit : journal uniquement sur ses sites, filtres date/utilisateur, horodatage FR.</text:p>
      <text:p text:style-name="P1"/>
      <text:p text:style-name="P1">Mobile (agent)</text:p>
      <text:p text:style-name="P1">- Connexion et permissions : localisation + notifications acceptées sur appareil physique ; pas d’alerte “notifications désactivées” si OK.</text:p>
      <text:p text:style-name="P1"><text:soft-page-break/>- Notifications : réception premier/second plan, après reboot ; ouverture mène à l’intervention.</text:p>
      <text:p text:style-name="P1">- Présence : possible 30 min avant début ; spinner “Enregistrement…” ; succès ; blocage hors fenêtre ou sans GPS.</text:p>
      <text:p text:style-name="P1">- Intervention : démarrer après présence, temps écoulé continue en changeant d’écran, terminer → statut terminé côté web/superviseur.</text:p>
      <text:p text:style-name="P1">- Horaires : affichage prévu et réel en FR sans décalage, concordance avec web.</text:p>
      <text:p text:style-name="P1">- Camions : interventions ponctuelles affichent camions (Drissa/Cissé/Samassa).</text:p>
      <text:p text:style-name="P1">- Observations/photos : ajout, upload (compression web), visibilité slider côté web.</text:p>
      <text:p text:style-name="P1">- Historique : heures cumulées semaine/mois mises à jour après interventions terminées.</text:p>
      <text:p text:style-name="P1">- Offline/sync : check-in/out et présence hors ligne, synchronisation au retour réseau (bannière si en attente).</text:p>
      <text:p text:style-name="P1">- Géolocalisation : vérif proximité, alerte si trop loin, ouverture Maps.</text:p>
      <text:p text:style-name="P1">- Ergonomie : boutons désactivés aux bons états (démarrer interdit avant présence, terminer interdit si non démarré), loaders visibles (position, présenc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4T23:04:42.059008995</dc:date>
    <meta:editing-duration>PT22H43M2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33" meta:word-count="394" meta:character-count="3010" meta:non-whitespace-character-count="2649"/>
  </office:meta>
</office:document-meta>
</file>